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paragraph-properties fo:margin-top="0cm" fo:margin-bottom="0cm" fo:line-height="100%"/>
    </style:style>
    <style:style style:name="P2" style:family="paragraph">
      <loext:graphic-properties draw:fill-color="#ffffff"/>
      <style:paragraph-properties fo:margin-top="0cm" fo:margin-bottom="0cm" fo:line-height="100%"/>
    </style:style>
    <style:style style:name="P3" style:family="paragraph">
      <loext:graphic-properties draw:fill-color="#ffffff"/>
    </style:style>
    <style:style style:name="P4" style:family="paragraph">
      <style:text-properties fo:font-size="28.5pt" style:font-size-asian="28.5pt" style:font-size-complex="28.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.5pt" fo:font-weight="bold" style:font-size-asian="28.5pt" style:font-weight-asian="bold" style:font-size-complex="28.5pt" style:font-weight-complex="bold"/>
    </style:style>
    <style:style style:name="T4" style:family="text">
      <style:text-properties fo:font-size="28.5pt" style:font-size-asian="28.5pt" style:font-size-complex="2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ckUp Tech Talk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Building a RoboAdvisor: How to automatically rebalance an investment portfolio with cod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resented By: Justin Paul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RoboAdvis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tomated asset allocation robot</text:p>
              </text:list-item>
              <text:list-item>
                <text:p>Like a mutual fund, but substantially cheaper and more personalized</text:p>
              </text:list-item>
              <text:list-item>
                <text:p>$5T to $7T estimated to be under RoboAdvisor management by 2025</text:p>
              </text:list-item>
              <text:list-item>
                <text:p>Targeted towards Mass Market and Mass Afflu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Python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2">// JavaScript</text:span></text:p>
              </text:list-header>
              <text:list-item>
                <text:p>var x = 3;</text:p>
              </text:list-item>
              <text:list-item>
                <text:p>if(x == 3) {</text:p>
              </text:list-item>
              <text:list-item>
                <text:p>for(int x; x&lt;3; x++) {</text:p>
              </text:list-item>
              <text:list-item>
                <text:p>while(x) {</text:p>
                <text:p/>
              </text:list-item>
              <text:list-item>
                <text:p>Uses semicolons</text:p>
              </text:list-item>
              <text:list-item>
                <text:p>Uses brackets</text:p>
              </text:list-item>
            </text:list>
          </draw:text-box>
        </draw:frame>
        <draw:frame presentation:style-name="pr5" draw:text-style-name="P4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3"># Python</text:span></text:p>
              </text:list-header>
              <text:list-item>
                <text:p><text:span text:style-name="T4">x = 3</text:span></text:p>
              </text:list-item>
              <text:list-item>
                <text:p><text:span text:style-name="T4">if x == 3:</text:span></text:p>
              </text:list-item>
              <text:list-item>
                <text:p><text:span text:style-name="T4">for x in range(3):</text:span></text:p>
              </text:list-item>
              <text:list-item>
                <text:p><text:span text:style-name="T4">while x:</text:span></text:p>
                <text:p><text:span text:style-name="T4"/></text:p>
              </text:list-item>
              <text:list-item>
                <text:p><text:span text:style-name="T4">Uses spacing</text:span></text:p>
              </text:list-item>
              <text:list-item>
                <text:p><text:span text:style-name="T4">Uses words and op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Trading AP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_portfolio()</text:p>
                <text:list>
                  <text:list-item>
                    <text:p>Returns a JSON hashmap of tickers and amount owned</text:p>
                    <text:list>
                      <text:list-item>
                        <text:p>CASH represents available cash</text:p>
                      </text:list-item>
                    </text:list>
                  </text:list-item>
                </text:list>
              </text:list-item>
              <text:list-item>
                <text:p>get_price(ticker)</text:p>
              </text:list-item>
              <text:list-item>
                <text:p>order(ticker, amou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Started With Automated Trad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ts begin by preparing our desired asset allocation</text:p>
                <text:list>
                  <text:list-item>
                    <text:p>In pseudocode:</text:p>
                    <text:list>
                      <text:list-header>
                        <text:p>desired_portfolio = {“TICKER”: 30, “CASH”: 70}</text:p>
                      </text:list-header>
                    </text:list>
                  </text:list-item>
                </text:list>
              </text:list-item>
              <text:list-item>
                <text:p>Then, we'll need to figure out when we need to rebalance our portfolio</text:p>
                <text:list>
                  <text:list-item>
                    <text:p>In pseudocode:</text:p>
                    <text:list>
                      <text:list-item>
                        <text:p>portfolio = TradingAPI.get_portfolio()</text:p>
                        <text:p>total_value = 0</text:p>
                        <text:p>for i in portfolio:</text:p>
                        <text:list>
                          <text:list-header>
                            <text:p>total_value += portfolio[i]</text:p>
                          </text:list-header>
                        </text:list>
                        <text:p>for i in desired_portfolio:</text:p>
                        <text:list>
                          <text:list-header>
                            <text:p>if math.abs((portfolio[i] / total_value) – desired_portfolio[i]) &gt; 5:</text:p>
                            <text:list>
                              <text:list-header>
                                <text:p># Our rebalancing algorithm goes here</text:p>
                              </text:list-header>
                            </text:list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tting It All Togeth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w that we have our base, we can implement our trading algorithm</text:p>
              </text:list-item>
              <text:list-item>
                <text:p>We need to do a few things</text:p>
                <text:list>
                  <text:list-item>
                    <text:p>Save our tickers that need rebalancing</text:p>
                    <text:list>
                      <text:list-item>
                        <text:p>Sort them in order of how out-of-whack they are</text:p>
                        <text:list>
                          <text:list-item>
                            <text:p>Otherwise, we'll run out of money!</text:p>
                          </text:list-item>
                        </text:list>
                      </text:list-item>
                    </text:list>
                  </text:list-item>
                  <text:list-item>
                    <text:p>Sell excess holdings first in order from most extra to least</text:p>
                  </text:list-item>
                  <text:list-item>
                    <text:p>Then buy our light holdings</text:p>
                  </text:list-item>
                  <text:list-item>
                    <text:p>Then wait until tomorrow (or next week) to do it all ag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ing Above and Beyo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API can be substituted with any real brokerage's API to allow you to trade with real money</text:p>
              </text:list-item>
              <text:list-item>
                <text:p>You can implement other trading ideas too!</text:p>
                <text:list>
                  <text:list-item>
                    <text:p>Aside from rebalancing</text:p>
                    <text:list>
                      <text:list-item>
                        <text:p>Trump tweet bot</text:p>
                      </text:list-item>
                      <text:list-item>
                        <text:p>Momentum trading</text:p>
                      </text:list-item>
                      <text:list-item>
                        <text:p>Swing trading</text:p>
                      </text:list-item>
                      <text:list-item>
                        <text:p>Value investing</text:p>
                      </text:list-item>
                    </text:list>
                  </text:list-item>
                  <text:list-item>
                    <text:p>We'll explore some of these now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&amp;A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ssary of Terms<text:tab/></text:p>
          </draw:text-box>
        </draw:frame>
        <draw:frame presentation:style-name="pr6" draw:text-style-name="P3" draw:layer="layout" svg:width="25.199cm" svg:height="12.179cm" svg:x="1.4cm" svg:y="4.914cm" presentation:class="subtitle">
          <draw:text-box>
            <text:p>Hashmap</text:p>
            <text:p>Ticker</text:p>
            <text:p>Portfolio</text:p>
            <text:p>Balancing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fo:text-align="start" style:text-autospace="none"/>
      <style:text-properties fo:color="#00000a" style:font-name="Calibri" fo:font-family="Calibri" style:font-family-generic="roman" style:font-pitch="variable" fo:font-size="11pt" fo:language="en" fo:country="SG" style:letter-kerning="tru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6%" fo:text-align="start" fo:text-indent="0cm" style:text-autospace="none"/>
      <style:text-properties fo:color="#00000a" style:font-name="Calibri" fo:font-family="Calibri" style:font-family-generic="roman" style:font-pitch="variable" fo:font-size="11pt" fo:language="en" fo:country="SG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SG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SG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6%" fo:text-align="start" style:text-autospace="none"/>
      <style:text-properties fo:color="#00000a" style:font-name="Calibri" fo:font-family="Calibri" style:font-family-generic="roman" style:font-pitch="variable" fo:font-size="11pt" fo:language="en" fo:country="SG" style:font-name-asian="Lohit Devanagari" style:font-family-asian="'Lohit Devanagari'" style:font-size-asian="11pt" style:language-asian="ar" style:country-asian="SA"/>
    </style:style>
    <style:style style:name="Caption" style:family="graphic">
      <style:paragraph-properties fo:margin-top="0.374cm" fo:margin-bottom="0.374cm" fo:line-height="106%" fo:text-align="start" style:text-autospace="none"/>
      <style:text-properties fo:color="#00000a" style:font-name="Calibri" fo:font-family="Calibri" style:font-family-generic="roman" style:font-pitch="variable" fo:font-size="12pt" fo:language="en" fo:country="SG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Calibri" fo:font-family="Calibri" style:font-family-generic="roman" style:font-pitch="variable" fo:font-size="11pt" fo:language="en" fo:country="SG" style:font-name-asian="Lohit Devanagari" style:font-family-asian="'Lohit Devanagari'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Calibri" fo:font-family="Calibri" style:font-family-generic="roman" style:font-pitch="variable" fo:font-size="11pt" fo:language="en" fo:country="SG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5:21:22.212488555</meta:creation-date>
    <dc:date>2018-08-19T19:46:19.762934718</dc:date>
    <meta:editing-duration>P1DT2H15M22S</meta:editing-duration>
    <meta:editing-cycles>7</meta:editing-cycles>
    <meta:generator>LibreOffice/5.4.6.2$MacOSX_X86_64 LibreOffice_project/4014ce260a04f1026ba855d3b8d91541c224eab8</meta:generator>
    <meta:document-statistic meta:object-count="57"/>
  </office:meta>
</office:document-meta>
</file>